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Courier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706294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4pt" fo:font-weight="normal" officeooo:rsid="008009ec" officeooo:paragraph-rsid="008009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weight="normal" officeooo:rsid="00805f35" officeooo:paragraph-rsid="00805f3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4pt" fo:font-weight="normal" officeooo:rsid="0081c771" officeooo:paragraph-rsid="0081c77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4pt" fo:font-weight="normal" officeooo:rsid="00834d80" officeooo:paragraph-rsid="0084bda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weight="normal" officeooo:rsid="0087110b" officeooo:paragraph-rsid="0087110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4pt" fo:font-weight="normal" officeooo:rsid="00884fb7" officeooo:paragraph-rsid="00884fb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4pt" fo:font-weight="normal" officeooo:rsid="00884fb7" officeooo:paragraph-rsid="008d6a0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4pt" fo:font-weight="normal" officeooo:rsid="00884fb7" officeooo:paragraph-rsid="008eff0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4pt" fo:font-weight="normal" officeooo:rsid="0089d178" officeooo:paragraph-rsid="0089d178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4pt" fo:font-weight="normal" officeooo:rsid="008b373a" officeooo:paragraph-rsid="008b373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4pt" fo:font-weight="normal" officeooo:rsid="008b373a" officeooo:paragraph-rsid="008d6a0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4pt" fo:font-weight="normal" officeooo:rsid="008cbc3b" officeooo:paragraph-rsid="008cbc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4pt" fo:font-weight="normal" officeooo:paragraph-rsid="008d6a01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officeooo:rsid="008009ec"/>
    </style:style>
    <style:style style:name="T6" style:family="text">
      <style:text-properties officeooo:rsid="0081155f"/>
    </style:style>
    <style:style style:name="T7" style:family="text">
      <style:text-properties officeooo:rsid="0084bda4"/>
    </style:style>
    <style:style style:name="T8" style:family="text">
      <style:text-properties officeooo:rsid="008634ed"/>
    </style:style>
    <style:style style:name="T9" style:family="text">
      <style:text-properties officeooo:rsid="0086524a"/>
    </style:style>
    <style:style style:name="T10" style:family="text">
      <style:text-properties fo:font-variant="normal" fo:text-transform="none" fo:color="#000000" loext:opacity="100%" style:font-name="Liberation Serif" fo:font-size="13.5pt" fo:letter-spacing="normal" fo:font-style="normal" officeooo:rsid="008d6a01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loext:opacity="100%" style:font-name="Liberation Serif" fo:letter-spacing="normal" fo:font-style="normal" officeooo:rsid="008cbc3b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loext:opacity="100%" style:font-name="Liberation Serif" fo:letter-spacing="normal" fo:font-style="normal" officeooo:rsid="008d6a01" style:font-size-asian="14pt" style:font-weight-asian="normal" style:font-size-complex="14pt" style:font-weight-complex="normal"/>
    </style:style>
    <style:style style:name="T13" style:family="text">
      <style:text-properties officeooo:rsid="008d6a01" style:font-size-asian="14pt" style:font-weight-asian="normal" style:font-size-complex="14pt" style:font-weight-complex="normal"/>
    </style:style>
    <style:style style:name="T14" style:family="text">
      <style:text-properties officeooo:rsid="008d6a01"/>
    </style:style>
    <style:style style:name="T15" style:family="text">
      <style:text-properties officeooo:rsid="008eff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3">14.03.2023</text:span></text:p>
      <text:p text:style-name="P2"/>
      <text:p text:style-name="P4"><text:span text:style-name="T1">Урок № </text:span><text:span text:style-name="T4">10</text:span><text:span text:style-name="T1"> – </text:span><text:span text:style-name="T2"><text:s/></text:span><text:span text:style-name="T4">Елементите Div и Span</text:span></text:p>
      <text:p text:style-name="P3"/>
      <text:p text:style-name="P3"/>
      <text:p text:style-name="P6"><text:bookmark-end text:name="__DdeLink__107_2254549990"/>Елементите Div и Span имат голямо значение при изграждането на нашия уеб сайт. Това важи в най-голяма степен за елемента <text:bookmark-start text:name="__DdeLink__249_4220441944"/>Div<text:bookmark-end text:name="__DdeLink__249_4220441944"/>. Неговите отварящи и затварящи тагове са: &lt;div&gt; и &lt;/div&gt;</text:p>
      <text:p text:style-name="P6"/>
      <text:p text:style-name="P7">Наименованието <text:s/><text:span text:style-name="T5">Div </text:span>идва от английската дума – division – разделение. <text:span text:style-name="T6">Тоест този елемент ни позволява да разделяме пропорционално и адекватно съдържанието на нашият уеб сайт.</text:span></text:p>
      <text:p text:style-name="P7"/>
      <text:p text:style-name="P8">Нека сега създадем няколко Div-a и добавим съдържание в тях.</text:p>
      <text:p text:style-name="P8"/>
      <text:p text:style-name="P9">В началото много хора имат трудности относно това, как точно работи елемента <text:s/><text:span text:style-name="T5">Div. </text:span>Това е нормално тъй като по подразбиране той няма никакви зададени граници и заема цялото налично пространство в нашата уеб страница. <text:span text:style-name="T7">Тоест <text:s/></text:span><text:span text:style-name="T5">Div </text:span><text:span text:style-name="T7">е просто там където е и не прави кой знае какво. На практика в началото няма никаква разлика между това да поставим нашия текст просто в един параграф и да го поставим първо в <text:s/></text:span><text:span text:style-name="T5">Div </text:span><text:span text:style-name="T7">и после в параграф. По подразбиране широчината на елемента <text:s/></text:span><text:span text:style-name="T5">Div </text:span><text:span text:style-name="T7">в HTML е 100%, </text:span><text:span text:style-name="T8">а височината </text:span><text:span text:style-name="T9">е със стойност </text:span><text:span text:style-name="T8">0.</text:span></text:p>
      <text:p text:style-name="P9"/>
      <text:p text:style-name="P10">А сега нека добавим малко стил към нашите <text:s/><text:span text:style-name="T5">Div </text:span>елементи. За целта нека се прехвърлим в нашия CSS файл. </text:p>
      <text:p text:style-name="P9"/>
      <text:p text:style-name="P11">За целта използваме таг-а <text:span text:style-name="T5">Div </text:span>и фигурни скоби:</text:p>
      <text:p text:style-name="P11"/>
      <text:p text:style-name="P11"><text:bookmark-start text:name="__DdeLink__257_4220441944"/>div {</text:p>
      <text:p text:style-name="P11"><text:tab/>}<text:bookmark-end text:name="__DdeLink__257_4220441944"/></text:p>
      <text:p text:style-name="P11"/>
      <text:p text:style-name="P14">Ще добавим на нашите елементи фонов цвят, различен от общия, също така широчина и височина. </text:p>
      <text:p text:style-name="P14"/>
      <text:p text:style-name="P16">Елементът <text:span text:style-name="T15">д</text:span></text:p>
      <text:p text:style-name="P12"><text:span text:style-name="T14">span</text:span> {</text:p>
      <text:p text:style-name="P12"><text:tab/>}</text:p>
      <text:p text:style-name="P16"/>
      <text:p text:style-name="P16"><text:s text:c="2"/>ни позволява да избираме отделни елементи вътре в Div-а които искаме да променим. Можем да задаваме различни параметри чрез CSS и да променяме избраният от нас елемент.</text:p>
      <text:p text:style-name="P15"><text:soft-page-break/></text:p>
      <text:p text:style-name="P17"><text:bookmark-start text:name="__DdeLink__255_4220441944"/>DIV <text:bookmark-end text:name="__DdeLink__255_4220441944"/>представлява елемент на блоково ниво. Тоест той е нещо като елемент на лего или конструктор, който изгражда цялостната структура на уеб сайта и задава разположението на другите елементи намиращи се вътре в него. Докато &lt;em&gt;, &lt;strong&gt; <text:span text:style-name="T14">и т.н. са елементи, които могат да се поставят в една линия с текста, т.е. те са елементи на линейно / редово ниво.</text:span></text:p>
      <text:p text:style-name="P17"/>
      <text:p text:style-name="P18"><text:span text:style-name="T13">Когато постави</text:span><text:span text:style-name="T10">м </text:span><text:span text:style-name="T11">DIV </text:span><text:span text:style-name="T12">вътре в параграф това просто няма да работи правилно. Да, браузърът ще го изпълни но резултатът от това просто няма да бъде правилен и подходящ за нормалната работа и вид на уеб сайта. За това правилната комбинация е </text:span></text:p>
      <text:p text:style-name="P18"><text:span text:style-name="T12"/></text:p>
      <text:p text:style-name="P18"><text:span text:style-name="T12"/></text:p>
      <text:p text:style-name="P13">&lt;div&gt; </text:p>
      <text:p text:style-name="P13"><text:tab/>&lt;<text:span text:style-name="T15">p&gt; </text:span></text:p>
      <text:p text:style-name="P13"><text:tab/>&lt;/<text:span text:style-name="T15">p&gt;</text:span></text:p>
      <text:p text:style-name="P13"/>
      <text:p text:style-name="P13">&lt;/<text:span text:style-name="T15">div&gt;</text:span></text:p>
      <text:p text:style-name="P13"/>
      <text:p text:style-name="P13"><text:span text:style-name="T15">Тоест съдържанието на нашите параграфи трябва да се помести в div елемент за да може нашата уеб страница да работи без проблеми.</text:span></text:p>
      <text:p text:style-name="P13"/>
      <text:p text:style-name="P13"><text:s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Courier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14T12:21:20.126100829</dc:date>
    <meta:editing-cycles>371</meta:editing-cycles>
    <meta:editing-duration>PT17H25M28S</meta:editing-duration>
    <meta:generator>LibreOffice/7.3.7.2$Linux_X86_64 LibreOffice_project/30$Build-2</meta:generator>
    <meta:document-statistic meta:table-count="0" meta:image-count="0" meta:object-count="0" meta:page-count="2" meta:paragraph-count="24" meta:word-count="375" meta:character-count="2216" meta:non-whitespace-character-count="1837"/>
    <meta:user-defined meta:name="AppVersion">15.0000</meta:user-defined>
  </office:meta>
</office:document-meta>
</file>